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354in"/>
    </style:style>
    <style:style style:name="co3" style:family="table-column">
      <style:table-column-properties fo:break-before="auto" style:column-width="1.4016in"/>
    </style:style>
    <style:style style:name="co4" style:family="table-column">
      <style:table-column-properties fo:break-before="auto" style:column-width="4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Deck B Play (Current Direction)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Deck B Stop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Deck B Pause (Fixed)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Deck B Pause (Toggle)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Deck B Rec (Current Direction)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Deck B Rec Cue (Direction Selectable with subsequent Play)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Deck B FF (While Stopped – Forward) / AMS (While Playing – Current Direction)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Deck B RR (While Stopped – Reverse) / AMS (While Playing – Current Direction)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Deck B Play Forward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Deck B Play Backward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Deck A Play (Current Direction)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Deck A Stop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Deck A Pause (Fixed)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Deck A Pause (Toggle)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Deck A Rec (Current Direction)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Deck A Rec Cue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Deck A FF (While Stopped – Forward) / AMS (While Playing – Current Direction)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Deck A RR (While Stopped – Rewind) / AMS (While Playing – Current Direction)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Deck A Play Forward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Deck A Play Backward</text:p>
          </table:table-cell>
        </table:table-row>
      </table:table>
      <table:table table:name="Statuse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Tape B Play</text:p>
          </table:table-cell>
          <table:table-cell office:value-type="string" calcext:value-type="string">
            <text:p>No indication of direction is provided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Tape B Stop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Tape B Pause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Tape B Record</text:p>
          </table:table-cell>
          <table:table-cell office:value-type="string" calcext:value-type="string">
            <text:p>Recording started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Tape B Eject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Tape B Autoreverse</text:p>
          </table:table-cell>
          <table:table-cell office:value-type="string" calcext:value-type="string">
            <text:p>Valid only from Play. Playback has reached end of side, but will continue on other side or deck. Always followed by a Stop, then a Play from the appropriate deck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Tape B Cue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Tape B Insert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End of Tape B</text:p>
          </table:table-cell>
          <table:table-cell office:value-type="string" calcext:value-type="string">
            <text:p>End of side reached, no followup playback will happen. Valid from Play, RR, FF, or AMS.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Tape A Play</text:p>
          </table:table-cell>
          <table:table-cell office:value-type="string" calcext:value-type="string">
            <text:p>No indication of direction is provided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Tape A Stop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Tape A Pause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Tape A Record</text:p>
          </table:table-cell>
          <table:table-cell office:value-type="string" calcext:value-type="string">
            <text:p>Recording started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Tape A Eject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Tape A Autoreverse</text:p>
          </table:table-cell>
          <table:table-cell office:value-type="string" calcext:value-type="string">
            <text:p>Valid only from Play. Playback has reached end of side, but will continue on other side or deck. Always followed by a Stop, then a Play from the appropriate deck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Tape A Cue</text:p>
          </table:table-cell>
          <table:table-cell office:value-type="string" calcext:value-type="string">
            <text:p>Recording cued, play not yet pressed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Tape A Insert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End of Tape A</text:p>
          </table:table-cell>
          <table:table-cell office:value-type="string" calcext:value-type="string">
            <text:p>End of side reached, no followup playback will happen. Valid from Play, RR, FF, or AMS.</text:p>
          </table:table-cell>
        </table:table-row>
      </table:table>
      <table:named-expressions/>
      <table:database-ranges>
        <table:database-range table:name="__Anonymous_Sheet_DB__1" table:target-range-address="Statuses.A1:Statuses.C19" table:display-filter-buttons="true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15:55:09.9805194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7T11:23:44.001701181</meta:creation-date>
    <dc:date>2022-04-22T10:51:39.524833283</dc:date>
    <meta:editing-duration>PT9H51M44S</meta:editing-duration>
    <meta:editing-cycles>11</meta:editing-cycles>
    <meta:generator>LibreOffice/7.2.6.2$Linux_X86_64 LibreOffice_project/20$Build-2</meta:generator>
    <meta:document-statistic meta:table-count="2" meta:cell-count="130" meta:object-count="0"/>
  </office:meta>
</office:document-meta>
</file>